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Info] Use the following with root command to set password and create default pluggable database:</text:p>
      <text:p text:style-name="Standard">su -s /bin/bash oracle -c '/opt/oracle/product/18c/dbhomeXE/bin/dbca -silent \</text:p>
      <text:p text:style-name="Standard">-createDatabase -gdbName XE -templateName XE_Database.dbc -characterSet AL32UTF8 \</text:p>
      <text:p text:style-name="Standard">-createAsContainerDatabase true -numberOfPDBs 1 -sid XE -pdbName XEPDB1 \</text:p>
      <text:p text:style-name="Standard">-J-Doracle.assistants.dbca.validate.ConfigurationParams=false -emConfiguration DBEXPRESS \</text:p>
      <text:p text:style-name="Standard">-emExpressPort 5500 -J-Doracle.assistants.dbca.validate.DBCredentials=false -sampleSchema true \</text:p>
      <text:p text:style-name="Standard">-customScripts /opt/oracle/product/18c/dbhomeXE/assistants/dbca/postdb_creation.sql'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8:34:23.890730171</meta:creation-date>
    <dc:date>2022-03-28T18:35:00.038133061</dc:date>
    <meta:editing-duration>PT37S</meta:editing-duration>
    <meta:editing-cycles>1</meta:editing-cycles>
    <meta:document-statistic meta:table-count="0" meta:image-count="0" meta:object-count="0" meta:page-count="1" meta:paragraph-count="7" meta:word-count="52" meta:character-count="600" meta:non-whitespace-character-count="555"/>
    <meta:generator>LibreOffice/7.3.1.3$Linux_X86_64 LibreOffice_project/30$Build-3</meta:generator>
  </office:meta>
</office:document-meta>
</file>